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4.4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78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3" office:value-type="string">
            <text:p><text:s text:c="14"/>Project 1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1" office:value-type="string">
            <text:p>Where in Code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5" office:value-type="string">
            <text:p>Chapter</text:p>
          </table:table-cell>
          <table:table-cell table:style-name="ce5" office:value-type="string">
            <text:p>Section</text:p>
          </table:table-cell>
          <table:table-cell table:style-name="ce8" office:value-type="string">
            <text:p>Topic</text:p>
          </table:table-cell>
          <table:table-cell table:style-name="ce8" office:value-type="string">
            <text:p>Line number</text:p>
          </table:table-cell>
          <table:table-cell table:style-name="ce1" table:number-columns-repeated="1018"/>
        </table:table-row>
        <table:table-row table:style-name="ro3">
          <table:table-cell/>
          <table:table-cell table:number-columns-repeated="2" table:style-name="ce6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 office:value-type="string">
            <text:p>32,33,35,41,47-55,58,61-69,76,81,,86,89-97,106,112,114,116,121-129,132,1359143,152,156,159-167,176,179,183-193,195,196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 office:value-type="string">
            <text:p>19,20,42,43,76,85,101,103,106,117,118,,147,149,152,155,171,173,176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 office:value-type="string">
            <text:p>19-28,34,36,41,42,45,59,73,74,75,76,77,81,82,83,85,87,97100-103,106,108,113,117-119,133,146-150,155,157,167,170-174,176,182-192,197,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 office:value-type="string">
            <text:p>19,42,43,85,117,118,155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 office:value-type="string">
            <text:p>21,22,83,113,197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23,34,41,81,187,191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 office:value-type="string">
            <text:p>20,75-77,105-108,150,152,153,174176,182-1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 office:value-type="string">
            <text:p>20,75-77,105-108,150,152,153,174176,182-1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 office:value-type="string">
            <text:p>42,43,75,85,105,117,118,150,155,174,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 office:value-type="string">
            <text:p>9-14,19-23,37-43,73-77,85,100-105,117,118,146-148,155,170,172,181-1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 office:value-type="float" office:value="24">
            <text:p>2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 office:value-type="string">
            <text:p>34,36,82,108,113,197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 office:value-type="string">
            <text:p>42,43,75,85,105,117,118,150,155,174,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 office:value-type="string">
            <text:p>25,3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 office:value-type="string">
            <text:p>47-55,121-129,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7" office:value-type="float" office:value="37112114198">
            <text:p>3711211419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 office:value-type="string">
            <text:p>74,75,78,84,147,149,15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 office:value-type="string">
            <text:p>78-110,154-17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 office:value-type="string">
            <text:p>101, 103, 171, 173, 183, 185, 187, 189, 191, 193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 office:value-type="string">
            <text:p>84, 109, 183, 185, 187, 189, 191, 193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 office:value-type="string">
            <text:p>84, 109, 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 office:value-type="string">
            <text:p>45, 59, 87, 119, 133, 157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 office:value-type="string">
            <text:p>39, 79, 108, 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 office:value-type="string">
            <text:p>29, 30, 201, 202,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number-columns-repeated="1018"/>
        </table:table-row>
        <table:table-row table:style-name="ro1" table:number-rows-repeated="2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>
            <text:p>****** Not required to show</text:p>
          </table:table-cell>
          <table:table-cell table:style-name="ce6"/>
          <table:table-cell table:style-name="ce9" table:number-columns-repeated="2"/>
          <table:table-cell table:number-columns-repeated="1018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11/06/2017</text:date>, <text:time>20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7-11-06T20:22:40.39</dc:date>
    <dc:creator>Andrew Cruz</dc:creator>
    <meta:editing-duration>PT2H22M17S</meta:editing-duration>
    <meta:editing-cycles>11</meta:editing-cycles>
    <meta:generator>OpenOffice/4.1.3$Win32 OpenOffice.org_project/413m1$Build-9783</meta:generator>
    <meta:document-statistic meta:table-count="1" meta:cell-count="120" meta:object-count="0"/>
  </office:meta>
</office:document-meta>
</file>